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 (Hz)</text:p>
          </table:table-cell>
          <table:table-cell office:value-type="string" calcext:value-type="string">
            <text:p>Voltage (mV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7:18:07.624322049</meta:creation-date>
    <dc:date>2025-03-18T17:59:30.536497855</dc:date>
    <meta:editing-duration>PT4M22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